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3.916cm" table:align="left"/>
    </style:style>
    <style:style style:name="Tableau1.A" style:family="table-column">
      <style:table-column-properties style:column-width="2.002cm"/>
    </style:style>
    <style:style style:name="Tableau1.B" style:family="table-column">
      <style:table-column-properties style:column-width="0.61cm"/>
    </style:style>
    <style:style style:name="Tableau1.C" style:family="table-column">
      <style:table-column-properties style:column-width="1.30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e0f6a" officeooo:paragraph-rsid="001e0f6a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types primitifs 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<text:span text:style-name="Teletype">byte</text:span></text:p>
          </table:table-cell>
          <table:table-cell table:style-name="Tableau1.A1" office:value-type="string">
            <text:p text:style-name="Table_20_Contents">8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<text:span text:style-name="Teletype">short</text:span></text:p>
          </table:table-cell>
          <table:table-cell table:style-name="Tableau1.A1" office:value-type="string">
            <text:p text:style-name="Table_20_Contents">16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<text:span text:style-name="Teletype">int</text:span></text:p>
          </table:table-cell>
          <table:table-cell table:style-name="Tableau1.A1" office:value-type="string">
            <text:p text:style-name="Table_20_Contents">32</text:p>
          </table:table-cell>
          <table:table-cell table:style-name="Tableau1.A1" office:value-type="string">
            <text:p text:style-name="Table_20_Contents">-24</text:p>
          </table:table-cell>
        </table:table-row>
        <table:table-row>
          <table:table-cell table:style-name="Tableau1.A1" office:value-type="string">
            <text:p text:style-name="Table_20_Contents"><text:span text:style-name="Teletype">long</text:span></text:p>
          </table:table-cell>
          <table:table-cell table:style-name="Tableau1.A1" office:value-type="string">
            <text:p text:style-name="Table_20_Contents">64</text:p>
          </table:table-cell>
          <table:table-cell table:style-name="Tableau1.A1" office:value-type="string">
            <text:p text:style-name="Table_20_Contents">-148L</text:p>
          </table:table-cell>
        </table:table-row>
        <table:table-row>
          <table:table-cell table:style-name="Tableau1.A1" office:value-type="string">
            <text:p text:style-name="Table_20_Contents"><text:span text:style-name="Teletype">boolean</text:span></text:p>
          </table:table-cell>
          <table:table-cell table:style-name="Tableau1.A1" office:value-type="string">
            <text:p text:style-name="Table_20_Contents">8</text:p>
          </table:table-cell>
          <table:table-cell table:style-name="Tableau1.A1" office:value-type="string">
            <text:p text:style-name="Table_20_Contents">false</text:p>
          </table:table-cell>
        </table:table-row>
        <table:table-row>
          <table:table-cell table:style-name="Tableau1.A1" office:value-type="string">
            <text:p text:style-name="Table_20_Contents"><text:span text:style-name="Teletype">char</text:span></text:p>
          </table:table-cell>
          <table:table-cell table:style-name="Tableau1.A1" office:value-type="string">
            <text:p text:style-name="Table_20_Contents">16</text:p>
          </table:table-cell>
          <table:table-cell table:style-name="Tableau1.A1" office:value-type="string">
            <text:p text:style-name="Table_20_Contents">'Y'</text:p>
          </table:table-cell>
        </table:table-row>
        <table:table-row>
          <table:table-cell table:style-name="Tableau1.A1" office:value-type="string">
            <text:p text:style-name="Table_20_Contents"><text:span text:style-name="Teletype">float</text:span></text:p>
          </table:table-cell>
          <table:table-cell table:style-name="Tableau1.A1" office:value-type="string">
            <text:p text:style-name="Table_20_Contents">32</text:p>
          </table:table-cell>
          <table:table-cell table:style-name="Tableau1.A1" office:value-type="string">
            <text:p text:style-name="Table_20_Contents">-1.5f</text:p>
          </table:table-cell>
        </table:table-row>
        <table:table-row>
          <table:table-cell table:style-name="Tableau1.A1" office:value-type="string">
            <text:p text:style-name="Table_20_Contents"><text:span text:style-name="Teletype">double</text:span></text:p>
          </table:table-cell>
          <table:table-cell table:style-name="Tableau1.A1" office:value-type="string">
            <text:p text:style-name="Table_20_Contents">64</text:p>
          </table:table-cell>
          <table:table-cell table:style-name="Tableau1.A1" office:value-type="string">
            <text:p text:style-name="Table_20_Contents">47.0d</text:p>
          </table:table-cell>
        </table:table-row>
      </table:table>
      <text:p text:style-name="Standard"/>
      <text:p text:style-name="Standard"/>
      <text:p text:style-name="Standard"/>
      <text:p text:style-name="P1">Rappels : </text:p>
      <text:p text:style-name="P1"/>
      <text:p text:style-name="P1">en Java :</text:p>
      <text:p text:style-name="P1"><text:tab/>méthodes</text:p>
      <text:p text:style-name="P1"><text:tab/>classes</text:p>
      <text:p text:style-name="P1"><text:tab/>objets</text:p>
      <text:p text:style-name="P1"><text:tab/>attributs</text:p>
      <text:p text:style-name="P1"/>
      <text:p text:style-name="P1">types :</text:p>
      <text:p text:style-name="P1"><text:tab/>byte</text:p>
      <text:p text:style-name="P1"><text:tab/>short</text:p>
      <text:p text:style-name="P1"><text:tab/>int</text:p>
      <text:p text:style-name="P1"><text:tab/>long</text:p>
      <text:p text:style-name="P1"><text:tab/>boolean</text:p>
      <text:p text:style-name="P1"><text:tab/>char</text:p>
      <text:p text:style-name="P1"><text:tab/>float</text:p>
      <text:p text:style-name="P1"><text:tab/>double</text:p>
      <text:p text:style-name="P1"><text:tab/>les autres dont des classes</text:p>
      <text:p text:style-name="P1"/>
      <text:p text:style-name="P1">def d'une classe :</text:p>
      <text:p text:style-name="P1"><text:tab/>public class Commande {</text:p>
      <text:p text:style-name="P1"/>
      <text:p text:style-name="P1"><text:tab/>}</text:p>
      <text:p text:style-name="P1"/>
      <text:p text:style-name="P1">public int -&gt; accesssible par autres classe</text:p>
      <text:p text:style-name="P1">private int -&gt; seulement par propre classe</text:p>
      <text:p text:style-name="P1"/>
      <text:p text:style-name="P1">constructeur : méthode qui dicte quoi faire à la création </text:p>
      <text:p text:style-name="P1"><text:tab/>Ex: Commande c = new Commande("Pomme");</text:p>
      <text:p text:style-name="P1"/>
      <text:p text:style-name="P1">une methode qui renvoie une info d'un objet commence par get et est un getter</text:p>
      <text:p text:style-name="P1">une methode qui stocke une info dans un objet commence par set et est un setter</text:p>
      <text:p text:style-name="P1"/>
      <text:p text:style-name="P1">attributs et méthodes différentes pour chaque objet d'une classe = membres d'instances</text:p>
      <text:p text:style-name="P1"><text:soft-page-break/>aucun rapport avec instance précise = membre de classe</text:p>
      <text:p text:style-name="P1"/>
      <text:p text:style-name="P1">si classe A hérite de classe B :</text:p>
      <text:p text:style-name="P1"><text:tab/>public A extends B{</text:p>
      <text:p text:style-name="P1"><text:tab/><text:tab/>...</text:p>
      <text:p text:style-name="P1"><text:tab/>}</text:p>
      <text:p text:style-name="P1"/>
      <text:p text:style-name="P1"><text:tab/>tous les membres de la classe B sont automatiquement ajouté à classe A</text:p>
      <text:p text:style-name="P1"><text:tab/>membres gardent leur limites d'accès (public / private)</text:p>
      <text:p text:style-name="P1"><text:tab/>protected : signifie que membres est accessible par classe et classe qui en dérivent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3:12:07.422398401</meta:creation-date>
    <dc:date>2019-04-01T13:18:05.133683461</dc:date>
    <meta:editing-duration>PT5M58S</meta:editing-duration>
    <meta:editing-cycles>1</meta:editing-cycles>
    <meta:generator>LibreOffice/6.1.5.2$Linux_X86_64 LibreOffice_project/10$Build-2</meta:generator>
    <meta:document-statistic meta:table-count="1" meta:image-count="0" meta:object-count="0" meta:page-count="2" meta:paragraph-count="57" meta:word-count="190" meta:character-count="1027" meta:non-whitespace-character-count="869"/>
  </office:meta>
</office:document-meta>
</file>